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0C7000000243FB2C8DD18162223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Default_5f_1_5f_1">
      <style:graphic-properties draw:fill-color="#ffffa6" draw:textarea-horizontal-align="justify" draw:textarea-vertical-align="middle" draw:auto-grow-height="false" fo:min-height="0.75cm" fo:min-width="1.5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Default_5f_3">
      <style:graphic-properties draw:stroke="none" draw:fill="none" fo:min-height="0.581cm"/>
      <style:paragraph-properties style:writing-mode="lr-tb"/>
    </style:style>
    <style:style style:name="gr13" style:family="graphic" style:parent-style-name="Default_5f_3">
      <style:graphic-properties draw:stroke="none" draw:fill="none" fo:min-height="1.161cm"/>
      <style:paragraph-properties style:writing-mode="lr-tb"/>
    </style:style>
    <style:style style:name="gr14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834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7" style:family="graphic" style:parent-style-name="standard">
      <style:graphic-properties svg:stroke-color="#f7d1d5" draw:fill="solid" draw:fill-color="#ffffff" draw:textarea-horizontal-align="justify" draw:textarea-vertical-align="middle" draw:auto-grow-height="false" fo:min-height="5.101cm" fo:min-width="13.8cm"/>
    </style:style>
    <style:style style:name="gr18" style:family="graphic" style:parent-style-name="standard">
      <style:graphic-properties draw:stroke="none" draw:fill="none" fo:min-height="0.8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ffffa6" draw:textarea-horizontal-align="justify" draw:textarea-vertical-align="middle" draw:auto-grow-height="false" fo:min-height="0.75cm" fo:min-width="1.5cm"/>
    </style:style>
    <style:style style:name="gr26" style:family="graphic" style:parent-style-name="standard">
      <style:graphic-properties svg:stroke-color="#f7d1d5" draw:fill="solid" draw:fill-color="#ffffff" draw:textarea-horizontal-align="justify" draw:textarea-vertical-align="middle" draw:auto-grow-height="false" fo:min-height="3.901cm" fo:min-width="14.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30" style:family="graphic" style:parent-style-name="standard">
      <style:graphic-properties draw:fill-color="#ec9ba4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style:font-name="OpenSans1"/>
    </style:style>
    <style:style style:name="P12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a6"/>
      <style:paragraph-properties fo:text-align="center" style:writing-mode="lr-tb"/>
      <style:text-properties style:font-name="OpenSans1" fo:font-size="14pt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OpenSans1" fo:font-size="14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style:font-name="OpenSans1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OpenSans1" fo:font-size="18pt"/>
    </style:style>
    <style:style style:name="P23" style:family="paragraph">
      <loext:graphic-properties draw:fill="none"/>
      <style:paragraph-properties fo:text-align="center"/>
      <style:text-properties style:font-name="OpenSans1"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OpenSans1"/>
    </style:style>
    <style:style style:name="P26" style:family="paragraph">
      <loext:graphic-properties draw:fill="none" draw:fill-color="#ffffff"/>
      <style:paragraph-properties style:writing-mode="lr-tb"/>
      <style:text-properties style:font-name="OpenSans1" fo:font-size="20pt" style:font-size-asian="20pt" style:font-size-complex="20pt"/>
    </style:style>
    <style:style style:name="P27" style:family="paragraph">
      <loext:graphic-properties draw:fill-color="#ec9ba4"/>
      <style:paragraph-properties fo:text-align="center"/>
    </style:style>
    <style:style style:name="P28" style:family="paragraph">
      <loext:graphic-properties draw:fill="none" draw:fill-color="#ffffff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Sans1"/>
    </style:style>
    <style:style style:name="T9" style:family="text">
      <style:text-properties style:font-name="OpenSans1" fo:font-weight="bold"/>
    </style:style>
    <style:style style:name="T10" style:family="text">
      <style:text-properties style:font-name="OpenSans1" fo:font-size="14pt"/>
    </style:style>
    <style:style style:name="T11" style:family="text"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OpenSans1" fo:font-size="14pt" style:text-underline-style="none" style:font-size-asian="14pt" style:font-size-complex="14pt"/>
    </style:style>
    <style:style style:name="T13" style:family="text">
      <style:text-properties style:font-name="OpenSans1" fo:font-size="18pt"/>
    </style:style>
    <style:style style:name="T14" style:family="text">
      <style:text-properties style:font-name="Open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0" draw:layer="layout" svg:width="19.5cm" svg:height="2.597cm" svg:x="0.649cm" svg:y="0.304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push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5" draw:text-style-name="P11" xml:id="id4" draw:id="id4" draw:layer="layout" svg:width="24.6cm" svg:height="1.725cm" svg:x="1.748cm" svg:y="4.82cm">
          <draw:text-box>
            <text:p><text:span text:style-name="T8">stack <text:s text:c="5"/>: <text:s/>Pointer that contains address of structure variable (stack_t) </text:span></text:p>
          </draw:text-box>
        </draw:frame>
        <draw:frame draw:style-name="gr6" draw:text-style-name="P11" xml:id="id5" draw:id="id5" draw:layer="layout" svg:width="9.608cm" svg:height="0.988cm" svg:x="1.69cm" svg:y="5.924cm">
          <draw:text-box>
            <text:p><text:span text:style-name="T8">element <text:s/>: <text:s/>item to be added</text:span></text:p>
          </draw:text-box>
        </draw:frame>
        <draw:frame draw:style-name="gr7" draw:text-style-name="P12" xml:id="id3" draw:id="id3" draw:layer="layout" svg:width="7.857cm" svg:height="1.199cm" svg:x="1.548cm" svg:y="3.62cm">
          <draw:text-box>
            <text:p><text:span text:style-name="T9">Input Specification:</text:span></text:p>
          </draw:text-box>
        </draw:frame>
        <draw:frame draw:style-name="gr8" draw:text-style-name="P12" xml:id="id6" draw:id="id6" draw:layer="layout" svg:width="9.457cm" svg:height="1.145cm" svg:x="1.548cm" svg:y="7.62cm">
          <draw:text-box>
            <text:p><text:span text:style-name="T9">Output Specification:</text:span></text:p>
          </draw:text-box>
        </draw:frame>
        <draw:frame draw:style-name="gr9" draw:text-style-name="P13" xml:id="id7" draw:id="id7" draw:layer="layout" svg:width="9.6cm" svg:height="0.962cm" svg:x="1.991cm" svg:y="8.858cm">
          <draw:text-box>
            <text:p>Status : <text:s/>e_true / e_false</text:p>
          </draw:text-box>
        </draw:frame>
        <draw:frame presentation:style-name="pr5" draw:text-style-name="P10" draw:layer="layout" svg:width="25.451cm" svg:height="2.597cm" svg:x="0.549cm" svg:y="0.206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g xml:id="id11" draw:id="id11">
          <draw:custom-shape draw:style-name="gr10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xml:id="id8" draw:id="id8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 xml:id="id9" draw:id="id9">
          <draw:custom-shape draw:style-name="gr10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2" draw:text-style-name="P17" xml:id="id10" draw:id="id10" draw:layer="layout" svg:width="1.4cm" svg:height="0.831cm" svg:x="18.557cm" svg:y="8.038cm">
          <draw:text-box>
            <text:p text:style-name="P16"><text:span text:style-name="T10">-1</text:span></text:p>
          </draw:text-box>
        </draw:frame>
        <draw:g xml:id="id12" draw:id="id12"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1" draw:text-style-name="P19" draw:layer="layout" svg:width="3.3cm" svg:height="0.962cm" svg:x="22.258cm" svg:y="2.676cm">
          <draw:text-box>
            <text:p xml:id="id13" text:id="id13"><text:span text:style-name="T11">size</text:span><text:span text:style-name="T12"> = 4</text:span></text:p>
          </draw:text-box>
        </draw:frame>
        <draw:frame draw:style-name="gr15" draw:text-style-name="P19" draw:layer="layout" svg:width="4.3cm" svg:height="0.831cm" svg:x="17.201cm" svg:y="2.749cm">
          <draw:text-box>
            <text:p xml:id="id15" text:id="id15"><text:span text:style-name="T11">element</text:span><text:span text:style-name="T12">= 1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frame draw:style-name="gr16" draw:text-style-name="P15" draw:layer="layout" svg:width="1.7cm" svg:height="0.831cm" svg:x="22.318cm" svg:y="8.865cm">
          <draw:text-box>
            <text:p xml:id="id14" text:id="id14"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11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10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10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5" draw:text-style-name="P19" draw:layer="layout" svg:width="4.3cm" svg:height="0.831cm" svg:x="17.2cm" svg:y="2.749cm">
          <draw:text-box>
            <text:p><text:span text:style-name="T11">element</text:span><text:span text:style-name="T12">= 1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-1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 xml:id="id16" draw:id="id16">
          <draw:custom-shape draw:style-name="gr17" draw:text-style-name="P20" draw:layer="layout" svg:width="14.3cm" svg:height="5.351cm" svg:x="1.1cm" svg:y="3.34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1" draw:layer="layout" svg:width="6.3cm" svg:height="1.138cm" svg:x="1.3cm" svg:y="7.362cm">
            <draw:text-box>
              <text:p><text:span text:style-name="T13">return e_true;</text:span></text:p>
            </draw:text-box>
          </draw:frame>
          <draw:frame draw:style-name="gr19" draw:text-style-name="P11" draw:layer="layout" svg:width="7.8cm" svg:height="1.098cm" svg:x="1.2cm" svg:y="3.802cm">
            <draw:text-box>
              <text:p><text:span text:style-name="T8">If (is_stack_full(stack))</text:span></text:p>
            </draw:text-box>
          </draw:frame>
          <draw:frame draw:style-name="gr20" draw:text-style-name="P22" draw:layer="layout" svg:width="4.862cm" svg:height="0.988cm" svg:x="2.1cm" svg:y="4.701cm">
            <draw:text-box>
              <text:p><text:span text:style-name="T13">return e_false</text:span></text:p>
            </draw:text-box>
          </draw:frame>
          <draw:g>
            <draw:frame draw:style-name="gr21" draw:text-style-name="P22" draw:layer="layout" svg:width="13.4cm" svg:height="1cm" svg:x="0.8cm" svg:y="6.5cm">
              <draw:text-box>
                <text:p><text:span text:style-name="T13"><text:s text:c="2"/></text:span><text:span text:style-name="T13">stack <text:s text:c="8"/>item[stack <text:s text:c="7"/>top] = element</text:span></text:p>
              </draw:text-box>
            </draw:frame>
            <draw:line draw:style-name="gr22" draw:text-style-name="P23" draw:layer="layout" svg:x1="3.144cm" svg:y1="7.002cm" svg:x2="4.1cm" svg:y2="7.002cm">
              <text:p/>
            </draw:line>
            <draw:line draw:style-name="gr22" draw:text-style-name="P23" draw:layer="layout" svg:x1="7.6cm" svg:y1="7cm" svg:x2="8.556cm" svg:y2="7cm">
              <text:p/>
            </draw:line>
          </draw:g>
          <draw:g>
            <draw:frame draw:style-name="gr23" draw:text-style-name="P11" draw:layer="layout" svg:width="7.427cm" svg:height="0.988cm" svg:x="1.174cm" svg:y="5.638cm">
              <draw:text-box>
                <text:p><text:span text:style-name="T8">++stack <text:s text:c="12"/>top</text:span></text:p>
              </draw:text-box>
            </draw:frame>
            <draw:line draw:style-name="gr22" draw:text-style-name="P24" draw:layer="layout" svg:x1="4.142cm" svg:y1="6.1cm" svg:x2="5.55cm" svg:y2="6.1cm">
              <text:p/>
            </draw:line>
          </draw:g>
        </draw:g>
        <draw:frame draw:style-name="gr24" draw:text-style-name="P24" xml:id="id17" draw:id="id17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1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-1</text:span></text:p>
          </draw:text-box>
        </draw:frame>
        <draw:g xml:id="id19" draw:id="id19"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9" draw:text-style-name="P26" draw:layer="layout" svg:width="9.2cm" svg:height="1.072cm" svg:x="1.4cm" svg:y="9.6cm">
          <draw:text-box>
            <text:p xml:id="id18" text:id="id18"><text:span text:style-name="T14">is_stack_full(stack)</text:span></text:p>
          </draw:text-box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19" smil:attributeName="visibility" smil:to="visible"/>
                  <anim:animate smil:dur="2s" smil:fill="hold" smil:targetElement="id19" smil:attributeName="x" smil:values="0-width/2;x" smil:keyTimes="0;1"/>
                  <anim:animate smil:dur="2s" smil:fill="hold" smil:targetElement="id1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custom-shape draw:style-name="gr30" draw:text-style-name="P27" xml:id="id22" draw:id="id22" draw:layer="layout" svg:width="2cm" svg:height="1cm" svg:x="17.957cm" svg:y="5.97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10</text:span></text:p>
          </draw:text-box>
        </draw:frame>
        <draw:custom-shape draw:style-name="gr30" draw:text-style-name="P27" xml:id="id21" draw:id="id21" draw:layer="layout" svg:width="2cm" svg:height="1cm" svg:x="17.957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4cm" svg:height="0.831cm" svg:x="18.557cm" svg:y="8.039cm">
          <draw:text-box>
            <text:p text:style-name="P16"><text:span text:style-name="T10">-1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9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4" draw:text-style-name="P24" xml:id="id20" draw:id="id20" draw:layer="layout" svg:width="13.7cm" svg:height="1.138cm" svg:x="1.1cm" svg:y="10.902cm">
          <draw:image xlink:href="Pictures/10000001000000C7000000243FB2C8DD18162223.png" xlink:type="simple" xlink:show="embed" xlink:actuate="onLoad" draw:mime-type="image/png">
            <text:p/>
          </draw:image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0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0" svg:path="M0.000857142857142857 0l0.0045 0.097079365079365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0" svg:path="M0.00442857142857143 0.112952380952381v0.038095238095238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1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xml:id="id24" text:id="id24" text:style-name="P16"><text:span text:style-name="T10">-1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2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frame draw:style-name="gr24" draw:text-style-name="P24" xml:id="id23" draw:id="id23" draw:layer="layout" svg:width="12.9cm" svg:height="1.038cm" svg:x="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7" draw:layer="layout" svg:width="1.4cm" svg:height="0.831cm" svg:x="18.557cm" svg:y="8.038cm">
          <draw:text-box>
            <text:p xml:id="id25" text:id="id25" text:style-name="P16"><text:span text:style-name="T10">0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7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cm">
          <draw:text-box>
            <text:p xml:id="id26" text:id="id26" text:style-name="P16"><text:span text:style-name="T10">10</text:span></text:p>
          </draw:text-box>
        </draw:frame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3" svg:path="M0 0l0.00357142857142857 0.121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3" svg:path="M0.00535714285714286 0.12184126984127v0.0507936507936508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3" svg:path="M0.00542857142857143 0.172634920634921l0.0035 0.0571428571428572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 xml:id="id27" text:id="id27"><text:span text:style-name="T11">element</text:span><text:span text:style-name="T12">= 2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0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7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6"/>item[stack <text:s text:c="9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xml:id="id28" draw:id="id28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custom-shape draw:style-name="gr30" draw:text-style-name="P27" xml:id="id31" draw:id="id31" draw:layer="layout" svg:width="2cm" svg:height="1cm" svg:x="17.957cm" svg:y="5.97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20</text:span></text:p>
          </draw:text-box>
        </draw:frame>
        <draw:custom-shape draw:style-name="gr30" draw:text-style-name="P27" xml:id="id30" draw:id="id30" draw:layer="layout" svg:width="2cm" svg:height="1cm" svg:x="17.957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4cm" svg:height="0.831cm" svg:x="18.557cm" svg:y="8.039cm">
          <draw:text-box>
            <text:p text:style-name="P16"><text:span text:style-name="T10">0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4" draw:text-style-name="P24" xml:id="id29" draw:id="id29" draw:layer="layout" svg:width="13.7cm" svg:height="1.138cm" svg:x="1.1cm" svg:y="10.902cm">
          <draw:image xlink:href="Pictures/10000001000000C7000000243FB2C8DD18162223.png" xlink:type="simple" xlink:show="embed" xlink:actuate="onLoad" draw:mime-type="image/png">
            <text:p/>
          </draw:image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6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0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9" svg:path="M0.000857142857142857 0l0.0045 0.097079365079365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9" svg:path="M0.00442857142857143 0.112952380952381v0.038095238095238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2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xml:id="id33" text:id="id33" text:style-name="P16"><text:span text:style-name="T10">0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2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6"/>item[stack <text:s text:c="8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frame draw:style-name="gr24" draw:text-style-name="P24" xml:id="id32" draw:id="id32" draw:layer="layout" svg:width="12.9cm" svg:height="1.038cm" svg:x="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7" draw:layer="layout" svg:width="1.4cm" svg:height="0.831cm" svg:x="18.557cm" svg:y="8.038cm">
          <draw:text-box>
            <text:p xml:id="id34" text:id="id34" text:style-name="P16"><text:span text:style-name="T10">1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9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6.8cm">
          <draw:text-box>
            <text:p xml:id="id35" text:id="id35"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7.902cm">
          <draw:text-box>
            <text:p text:style-name="P16"><text:span text:style-name="T10">1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2" svg:path="M0 0l0.00357142857142857 0.121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2" svg:path="M0.00535714285714286 0.12184126984127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2" svg:path="M0.00542857142857143 0.172634920634921l0.0035 0.0571428571428572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 xml:id="id36" text:id="id36"><text:span text:style-name="T11">element</text:span><text:span text:style-name="T12">= 3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1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6"/>item[stack <text:s text:c="9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xml:id="id37" draw:id="id37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custom-shape draw:style-name="gr30" draw:text-style-name="P27" xml:id="id40" draw:id="id40" draw:layer="layout" svg:width="2cm" svg:height="1cm" svg:x="17.957cm" svg:y="5.97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30</text:span></text:p>
          </draw:text-box>
        </draw:frame>
        <draw:custom-shape draw:style-name="gr30" draw:text-style-name="P27" xml:id="id39" draw:id="id39" draw:layer="layout" svg:width="2cm" svg:height="1cm" svg:x="17.957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4cm" svg:height="0.831cm" svg:x="18.557cm" svg:y="8.039cm">
          <draw:text-box>
            <text:p text:style-name="P16"><text:span text:style-name="T10">1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9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4" draw:text-style-name="P24" xml:id="id38" draw:id="id38" draw:layer="layout" svg:width="13.7cm" svg:height="1.138cm" svg:x="1.1cm" svg:y="10.902cm">
          <draw:image xlink:href="Pictures/10000001000000C7000000243FB2C8DD18162223.png" xlink:type="simple" xlink:show="embed" xlink:actuate="onLoad" draw:mime-type="image/png">
            <text:p/>
          </draw:image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6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0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8" svg:path="M0.000857142857142857 0l0.0045 0.097079365079365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8" svg:path="M0.00442857142857143 0.112952380952381v0.038095238095238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3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xml:id="id42" text:id="id42" text:style-name="P16"><text:span text:style-name="T10">1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2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frame draw:style-name="gr24" draw:text-style-name="P24" xml:id="id41" draw:id="id41" draw:layer="layout" svg:width="12.9cm" svg:height="1.038cm" svg:x="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7" draw:layer="layout" svg:width="1.4cm" svg:height="0.831cm" svg:x="18.557cm" svg:y="7.938cm">
          <draw:text-box>
            <text:p xml:id="id43" text:id="id43" text:style-name="P16"><text:span text:style-name="T10">2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5.438cm">
          <draw:text-box>
            <text:p xml:id="id44" text:id="id44"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6.802cm">
          <draw:text-box>
            <text:p text:style-name="P16"><text:span text:style-name="T10">2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1" svg:path="M0 0l0.00357142857142857 0.121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1" svg:path="M0.00535714285714286 0.12184126984127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1" svg:path="M0.00542857142857143 0.178984126984127l0.0035 0.0571428571428572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 xml:id="id45" text:id="id45"><text:span text:style-name="T11">element</text:span><text:span text:style-name="T12">= 4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2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7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xml:id="id46" draw:id="id46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custom-shape draw:style-name="gr30" draw:text-style-name="P27" xml:id="id49" draw:id="id49" draw:layer="layout" svg:width="2cm" svg:height="1cm" svg:x="17.957cm" svg:y="5.97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40</text:span></text:p>
          </draw:text-box>
        </draw:frame>
        <draw:custom-shape draw:style-name="gr30" draw:text-style-name="P27" xml:id="id48" draw:id="id48" draw:layer="layout" svg:width="2cm" svg:height="1cm" svg:x="17.957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4cm" svg:height="0.831cm" svg:x="18.557cm" svg:y="8.039cm">
          <draw:text-box>
            <text:p text:style-name="P16"><text:span text:style-name="T10">2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4" draw:text-style-name="P24" xml:id="id47" draw:id="id47" draw:layer="layout" svg:width="13.7cm" svg:height="1.138cm" svg:x="1.1cm" svg:y="10.902cm">
          <draw:image xlink:href="Pictures/10000001000000C7000000243FB2C8DD18162223.png" xlink:type="simple" xlink:show="embed" xlink:actuate="onLoad" draw:mime-type="image/png">
            <text:p/>
          </draw:image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6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0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7" svg:path="M0.000857142857142857 0l0.0045 0.097079365079365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7" svg:path="M0.00442857142857143 0.112952380952381v0.038095238095238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4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xml:id="id51" text:id="id51" text:style-name="P16"><text:span text:style-name="T10">2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path draw:style-name="gr17" draw:text-style-name="P20" draw:layer="layout" svg:width="14.299cm" svg:height="5.35cm" svg:x="1.102cm" svg:y="3.348cm" svg:viewBox="0 0 14300 5351" svg:d="M0 5351c0-1784 0-3567 0-5351 4767 0 9533 0 14300 0 0 1784 0 3567 0 5351-4767 0-9533 0-14300 0z">
          <text:p/>
        </draw:path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7"/>item[stack <text:s text:c="7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frame draw:style-name="gr24" draw:text-style-name="P24" xml:id="id50" draw:id="id50" draw:layer="layout" svg:width="12.9cm" svg:height="1.038cm" svg:x="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7" draw:layer="layout" svg:width="1.4cm" svg:height="0.831cm" svg:x="18.557cm" svg:y="7.938cm">
          <draw:text-box>
            <text:p xml:id="id52" text:id="id52" text:style-name="P16"><text:span text:style-name="T10">3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4.2cm">
          <draw:text-box>
            <text:p xml:id="id53" text:id="id53" text:style-name="P16"><text:span text:style-name="T10">4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0" svg:path="M0 0l0.00357142857142857 0.121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50" svg:path="M0.00535714285714286 0.12184126984127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0" svg:path="M0.00542857142857143 0.178984126984127l0.0035 0.0571428571428572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 xml:id="id54" text:id="id54"><text:span text:style-name="T11">element</text:span><text:span text:style-name="T12">= 5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3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xml:id="id55" draw:id="id55" draw:layer="layout" svg:width="7.8cm" svg:height="1.038cm" svg:x="1.2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4.201cm">
          <draw:text-box>
            <text:p text:style-name="P16"><text:span text:style-name="T10">4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custom-shape draw:style-name="gr30" draw:text-style-name="P27" xml:id="id58" draw:id="id58" draw:layer="layout" svg:width="2cm" svg:height="1cm" svg:x="17.957cm" svg:y="5.97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50</text:span></text:p>
          </draw:text-box>
        </draw:frame>
        <draw:custom-shape draw:style-name="gr30" draw:text-style-name="P27" xml:id="id57" draw:id="id57" draw:layer="layout" svg:width="2cm" svg:height="1cm" svg:x="17.957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4cm" svg:height="0.831cm" svg:x="18.557cm" svg:y="8.039cm">
          <draw:text-box>
            <text:p text:style-name="P16"><text:span text:style-name="T10">3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frame draw:style-name="gr24" draw:text-style-name="P24" xml:id="id56" draw:id="id56" draw:layer="layout" svg:width="13.7cm" svg:height="1.138cm" svg:x="1.1cm" svg:y="10.902cm">
          <draw:image xlink:href="Pictures/10000001000000C7000000243FB2C8DD18162223.png" xlink:type="simple" xlink:show="embed" xlink:actuate="onLoad" draw:mime-type="image/png">
            <text:p/>
          </draw:image>
        </draw:frame>
        <draw:custom-shape draw:style-name="gr17" draw:text-style-name="P20" draw:layer="layout" svg:width="14.3cm" svg:height="5.351cm" svg:x="1.101cm" svg:y="3.349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6.3cm" svg:height="1.138cm" svg:x="1.301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1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1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1cm" svg:y="6.5cm">
            <draw:text-box>
              <text:p><text:span text:style-name="T13"><text:s text:c="2"/></text:span><text:span text:style-name="T13">stack <text:s text:c="7"/>item[stack <text:s text:c="9"/>top] = element</text:span></text:p>
            </draw:text-box>
          </draw:frame>
          <draw:line draw:style-name="gr22" draw:text-style-name="P23" draw:layer="layout" svg:x1="3.145cm" svg:y1="7.002cm" svg:x2="4.101cm" svg:y2="7.002cm">
            <text:p/>
          </draw:line>
          <draw:line draw:style-name="gr22" draw:text-style-name="P23" draw:layer="layout" svg:x1="7.601cm" svg:y1="7cm" svg:x2="8.557cm" svg:y2="7cm">
            <text:p/>
          </draw:line>
        </draw:g>
        <draw:frame draw:style-name="gr24" draw:text-style-name="P24" draw:layer="layout" svg:width="7.8cm" svg:height="1.038cm" svg:x="1.20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4.201cm">
          <draw:text-box>
            <text:p text:style-name="P16"><text:span text:style-name="T10">4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g>
          <draw:frame draw:style-name="gr23" draw:text-style-name="P11" draw:layer="layout" svg:width="7.427cm" svg:height="0.988cm" svg:x="1.174cm" svg:y="5.638cm">
            <draw:text-box>
              <text:p><text:span text:style-name="T8">++stack <text:s text:c="11"/>top</text:span></text:p>
            </draw:text-box>
          </draw:frame>
          <draw:line draw:style-name="gr22" draw:text-style-name="P24" draw:layer="layout" svg:x1="4.142cm" svg:y1="6.1cm" svg:x2="5.55cm" svg:y2="6.1cm">
            <text:p/>
          </draw:line>
        </draw:g>
        <draw:frame draw:style-name="gr16" draw:text-style-name="P15" draw:layer="layout" svg:width="1.7cm" svg:height="0.831cm" svg:x="22.318cm" svg:y="8.865cm">
          <draw:text-box>
            <text:p><text:span text:style-name="T10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1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6" svg:path="M0.000857142857142857 0l0.000928571428571429 0.058984126984127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5" draw:layer="layout" svg:width="1.7cm" svg:height="0.831cm" svg:x="22.318cm" svg:y="8.864cm">
          <draw:text-box>
            <text:p><text:span text:style-name="T10">item</text:span></text:p>
          </draw:text-box>
        </draw:frame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5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3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2cm" svg:y="3.349cm">
          <text:p/>
          <draw:enhanced-geometry svg:viewBox="0 0 21600 21600" draw:type="rectangle" draw:enhanced-path="M 0 0 L 21600 0 21600 21600 0 21600 0 0 Z N"/>
        </draw:custom-shape>
        <draw:g>
          <draw:frame draw:style-name="gr23" draw:text-style-name="P11" draw:layer="layout" svg:width="7.427cm" svg:height="0.988cm" svg:x="1.173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1cm" svg:y1="6.1cm" svg:x2="5.549cm" svg:y2="6.1cm">
            <text:p/>
          </draw:line>
        </draw:g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7"/>item[stack <text:s text:c="8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frame draw:style-name="gr24" draw:text-style-name="P24" xml:id="id59" draw:id="id59" draw:layer="layout" svg:width="12.9cm" svg:height="1.038cm" svg:x="1cm" svg:y="3.762cm">
          <draw:image xlink:href="Pictures/10000001000000C7000000243FB2C8DD18162223.png" xlink:type="simple" xlink:show="embed" xlink:actuate="onLoad" draw:mime-type="image/png">
            <text:p/>
          </draw:image>
        </draw:frame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8"/>top = stack <text:s text:c="8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4.2cm">
          <draw:text-box>
            <text:p text:style-name="P16"><text:span text:style-name="T10">4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9" svg:path="M0 0l-0.00178571428571429 0.0646984126984127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draw:style-name="gr9" draw:text-style-name="P19" draw:layer="layout" svg:width="3.3cm" svg:height="0.962cm" svg:x="22.257cm" svg:y="2.676cm">
          <draw:text-box>
            <text:p><text:span text:style-name="T11">size</text:span><text:span text:style-name="T12"> = 4</text:span></text:p>
          </draw:text-box>
        </draw:frame>
        <draw:g>
          <draw:custom-shape draw:style-name="gr25" draw:text-style-name="P14" draw:layer="layout" svg:width="2cm" svg:height="1cm" svg:x="17.957cm" svg:y="5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2.8cm" svg:height="0.962cm" svg:x="15.557cm" svg:y="5.976cm">
            <draw:text-box>
              <text:p><text:span text:style-name="T10">capacity</text:span></text:p>
            </draw:text-box>
          </draw:frame>
        </draw:g>
        <draw:frame draw:style-name="gr12" draw:text-style-name="P17" draw:layer="layout" svg:width="1cm" svg:height="0.831cm" svg:x="18.557cm" svg:y="6.007cm">
          <draw:text-box>
            <text:p text:style-name="P16"><text:span text:style-name="T10">4</text:span></text:p>
          </draw:text-box>
        </draw:frame>
        <draw:g>
          <draw:custom-shape draw:style-name="gr25" draw:text-style-name="P14" draw:layer="layout" svg:width="2cm" svg:height="1cm" svg:x="17.957cm" svg:y="7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1.8cm" svg:height="0.962cm" svg:x="16.857cm" svg:y="8.038cm">
            <draw:text-box>
              <text:p><text:span text:style-name="T10">top</text:span></text:p>
            </draw:text-box>
          </draw:frame>
        </draw:g>
        <draw:frame draw:style-name="gr16" draw:text-style-name="P15" draw:layer="layout" svg:width="1.7cm" svg:height="0.831cm" svg:x="22.318cm" svg:y="8.864cm">
          <draw:text-box>
            <text:p><text:span text:style-name="T10">item</text:span></text:p>
          </draw:text-box>
        </draw:frame>
        <draw:frame draw:style-name="gr16" draw:text-style-name="P19" draw:layer="layout" svg:width="4.3cm" svg:height="0.831cm" svg:x="17.2cm" svg:y="2.749cm">
          <draw:text-box>
            <text:p><text:span text:style-name="T11">element</text:span><text:span text:style-name="T12">= 50</text:span></text:p>
          </draw:text-box>
        </draw:frame>
        <draw:frame draw:style-name="gr12" draw:text-style-name="P17" draw:layer="layout" svg:width="1.4cm" svg:height="0.831cm" svg:x="18.557cm" svg:y="8.039cm">
          <draw:text-box>
            <text:p text:style-name="P16"><text:span text:style-name="T10">3</text:span></text:p>
          </draw:text-box>
        </draw:frame>
        <draw:frame draw:style-name="gr29" draw:text-style-name="P26" draw:layer="layout" svg:width="9.2cm" svg:height="1.072cm" svg:x="1.4cm" svg:y="9.6cm">
          <draw:text-box>
            <text:p><text:span text:style-name="T14">is_stack_full(stack)</text:span></text:p>
          </draw:text-box>
        </draw:frame>
        <draw:custom-shape draw:style-name="gr17" draw:text-style-name="P20" draw:layer="layout" svg:width="14.3cm" svg:height="5.351cm" svg:x="1.102cm" svg:y="3.349cm">
          <text:p/>
          <draw:enhanced-geometry svg:viewBox="0 0 21600 21600" draw:type="rectangle" draw:enhanced-path="M 0 0 L 21600 0 21600 21600 0 21600 0 0 Z N"/>
        </draw:custom-shape>
        <draw:g>
          <draw:frame draw:style-name="gr23" draw:text-style-name="P11" draw:layer="layout" svg:width="7.427cm" svg:height="0.988cm" svg:x="1.173cm" svg:y="5.638cm">
            <draw:text-box>
              <text:p><text:span text:style-name="T8">++stack <text:s text:c="10"/>top</text:span></text:p>
            </draw:text-box>
          </draw:frame>
          <draw:line draw:style-name="gr22" draw:text-style-name="P24" draw:layer="layout" svg:x1="4.141cm" svg:y1="6.1cm" svg:x2="5.549cm" svg:y2="6.1cm">
            <text:p/>
          </draw:line>
        </draw:g>
        <draw:frame draw:style-name="gr18" draw:text-style-name="P21" draw:layer="layout" svg:width="6.3cm" svg:height="1.138cm" svg:x="1.302cm" svg:y="7.362cm">
          <draw:text-box>
            <text:p><text:span text:style-name="T13">return e_true;</text:span></text:p>
          </draw:text-box>
        </draw:frame>
        <draw:frame draw:style-name="gr19" draw:text-style-name="P11" draw:layer="layout" svg:width="7.8cm" svg:height="1.098cm" svg:x="1.202cm" svg:y="3.802cm">
          <draw:text-box>
            <text:p><text:span text:style-name="T8">If (is_stack_full(stack))</text:span></text:p>
          </draw:text-box>
        </draw:frame>
        <draw:frame draw:style-name="gr20" draw:text-style-name="P22" draw:layer="layout" svg:width="4.862cm" svg:height="0.988cm" svg:x="2.102cm" svg:y="4.701cm">
          <draw:text-box>
            <text:p><text:span text:style-name="T13">return e_false</text:span></text:p>
          </draw:text-box>
        </draw:frame>
        <draw:g>
          <draw:frame draw:style-name="gr21" draw:text-style-name="P22" draw:layer="layout" svg:width="13.4cm" svg:height="1cm" svg:x="0.802cm" svg:y="6.5cm">
            <draw:text-box>
              <text:p><text:span text:style-name="T13"><text:s text:c="2"/></text:span><text:span text:style-name="T13">Stack <text:s text:c="6"/>item[stack <text:s text:c="8"/>top] = element</text:span></text:p>
            </draw:text-box>
          </draw:frame>
          <draw:line draw:style-name="gr22" draw:text-style-name="P23" draw:layer="layout" svg:x1="3.146cm" svg:y1="7.002cm" svg:x2="4.102cm" svg:y2="7.002cm">
            <text:p/>
          </draw:line>
          <draw:line draw:style-name="gr22" draw:text-style-name="P23" draw:layer="layout" svg:x1="7.602cm" svg:y1="7cm" svg:x2="8.558cm" svg:y2="7cm">
            <text:p/>
          </draw:line>
        </draw:g>
        <draw:g>
          <draw:custom-shape draw:style-name="gr26" draw:text-style-name="P20" draw:layer="layout" svg:width="14.7cm" svg:height="4.151cm" svg:x="1.1cm" svg:y="10.6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11" draw:layer="layout" svg:width="14.2cm" svg:height="0.988cm" svg:x="1.2cm" svg:y="11.052cm">
              <draw:text-box>
                <text:p><text:span text:style-name="T8"><text:s/></text:span><text:span text:style-name="T8">If (stack <text:s text:c="7"/>top = stack <text:s text:c="9"/>capacity -1)</text:span></text:p>
              </draw:text-box>
            </draw:frame>
            <draw:line draw:style-name="gr22" draw:text-style-name="P25" draw:layer="layout" svg:x1="4.346cm" svg:y1="11.552cm" svg:x2="5.2cm" svg:y2="11.552cm">
              <text:p/>
            </draw:line>
            <draw:line draw:style-name="gr22" draw:text-style-name="P24" draw:layer="layout" svg:x1="8.9cm" svg:y1="11.551cm" svg:x2="9.9cm" svg:y2="11.551cm">
              <text:p/>
            </draw:line>
          </draw:g>
          <draw:frame draw:style-name="gr27" draw:text-style-name="P11" draw:layer="layout" svg:width="4.655cm" svg:height="0.988cm" svg:x="2.1cm" svg:y="11.851cm">
            <draw:text-box>
              <text:p><text:span text:style-name="T8">return e_true</text:span></text:p>
            </draw:text-box>
          </draw:frame>
          <draw:frame draw:style-name="gr28" draw:text-style-name="P11" draw:layer="layout" svg:width="1.992cm" svg:height="0.988cm" svg:x="1.2cm" svg:y="12.563cm">
            <draw:text-box>
              <text:p><text:span text:style-name="T8"><text:s/></text:span><text:span text:style-name="T8">else</text:span></text:p>
            </draw:text-box>
          </draw:frame>
          <draw:frame draw:style-name="gr20" draw:text-style-name="P11" draw:layer="layout" svg:width="4.862cm" svg:height="0.988cm" svg:x="2cm" svg:y="13.363cm">
            <draw:text-box>
              <text:p><text:span text:style-name="T8">return e_false</text:span></text:p>
            </draw:text-box>
          </draw:frame>
        </draw:g>
        <draw:g>
          <draw:frame draw:style-name="gr13" draw:text-style-name="P17" draw:layer="layout" svg:width="2.34cm" svg:height="1.411cm" svg:x="24.274cm" svg:y="7.875cm">
            <draw:text-box>
              <text:p text:style-name="P16"><text:span text:style-name="T10">item[0]</text:span></text:p>
            </draw:text-box>
          </draw:frame>
          <draw:frame draw:style-name="gr13" draw:text-style-name="P17" draw:layer="layout" svg:width="2.339cm" svg:height="1.411cm" svg:x="24.269cm" svg:y="6.675cm">
            <draw:text-box>
              <text:p text:style-name="P16"><text:span text:style-name="T10">item[1]</text:span></text:p>
            </draw:text-box>
          </draw:frame>
          <draw:frame draw:style-name="gr13" draw:text-style-name="P17" draw:layer="layout" svg:width="2.34cm" svg:height="1.411cm" svg:x="24.321cm" svg:y="5.438cm">
            <draw:text-box>
              <text:p text:style-name="P16"><text:span text:style-name="T10">item[2]</text:span></text:p>
            </draw:text-box>
          </draw:frame>
          <draw:frame draw:style-name="gr13" draw:text-style-name="P17" draw:layer="layout" svg:width="2.34cm" svg:height="1.411cm" svg:x="24.321cm" svg:y="4.175cm">
            <draw:text-box>
              <text:p text:style-name="P16"><text:span text:style-name="T10">item[3]</text:span></text:p>
            </draw:text-box>
          </draw:frame>
          <draw:g>
            <draw:custom-shape draw:style-name="gr14" draw:text-style-name="P18" draw:layer="layout" svg:width="2.334cm" svg:height="1.2cm" svg:x="22.057cm" svg:y="7.6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6.4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5.23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2.334cm" svg:height="1.2cm" svg:x="22.057cm" svg:y="4.03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17" draw:layer="layout" svg:width="1.4cm" svg:height="0.831cm" svg:x="22.4cm" svg:y="7.901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cm" svg:height="0.831cm" svg:x="22.4cm" svg:y="6.801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cm" svg:height="0.831cm" svg:x="22.4cm" svg:y="5.439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cm" svg:height="0.831cm" svg:x="22.4cm" svg:y="4.2cm">
          <draw:text-box>
            <text:p text:style-name="P16"><text:span text:style-name="T10">40</text:span></text:p>
          </draw:text-box>
        </draw:frame>
        <draw:frame presentation:style-name="pr5" draw:text-style-name="P10" draw:layer="layout" svg:width="25.451cm" svg:height="2.597cm" svg:x="0.55cm" svg:y="0.207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push(stack,element)</text:span></text:p>
          </draw:text-box>
        </draw:frame>
        <draw:frame draw:style-name="gr31" draw:text-style-name="P28" draw:layer="layout" svg:width="7.195cm" svg:height="0.962cm" svg:x="18.822cm" svg:y="12.157cm">
          <draw:text-box>
            <text:p>Time Complexity = O(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vg:path="M0 0l-0.00178571428571429 0.0646984126984127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op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1.4cm" svg:stroke-color="#342a06" draw:marker-start-width="2.3cm" draw:marker-end-width="2.3cm" svg:stroke-opacity="75%" draw:fill="solid" draw:fill-color="#cfe7f5" draw:opacity="0%" draw:shadow="hidden" draw:shadow-offset-x="0cm" draw:shadow-offset-y="0cm" draw:shadow-color="#472702" draw:shadow-opacity="0%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1DT22H12M</meta:editing-duration>
    <meta:editing-cycles>128</meta:editing-cycles>
    <meta:generator>LibreOffice/7.3.2.2$Windows_X86_64 LibreOffice_project/49f2b1bff42cfccbd8f788c8dc32c1c309559be0</meta:generator>
    <dc:title>Bright Blue</dc:title>
    <dc:date>2022-06-09T05:52:00.039000000</dc:date>
    <meta:document-statistic meta:object-count="967"/>
    <meta:template xlink:type="simple" xlink:actuate="onRequest" xlink:title="Bright Blue" xlink:href="../R05_Flowchart.odp" meta:date="2020-04-08T20:36:48.497255069"/>
  </office:meta>
</office:document-meta>
</file>